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f3ea"/>
    </style:style>
    <style:style style:name="P2" style:family="paragraph" style:parent-style-name="Standard">
      <style:paragraph-properties fo:text-align="start" style:justify-single-word="false"/>
      <style:text-properties fo:font-size="13pt" officeooo:rsid="00056bb2" officeooo:paragraph-rsid="00056bb2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style="italic" fo:font-weight="normal" officeooo:rsid="0005f3ea" officeooo:paragraph-rsid="0005f3ea" style:font-size-asian="13pt" style:font-style-asian="italic" style:font-weight-asian="normal" style:font-size-complex="13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officeooo:rsid="00056bb2" officeooo:paragraph-rsid="00056bb2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8c93e" officeooo:paragraph-rsid="0008c93e" style:font-size-asian="13pt" style:font-size-complex="13pt"/>
    </style:style>
    <style:style style:name="T1" style:family="text">
      <style:text-properties style:font-name="Century" fo:font-size="28pt" style:text-underline-style="solid" style:text-underline-width="auto" style:text-underline-color="font-color" fo:font-weight="bold" officeooo:rsid="00056bb2" style:font-size-asian="28pt" style:font-weight-asian="bold" style:font-size-complex="28pt" style:font-weight-complex="bold"/>
    </style:style>
    <style:style style:name="T2" style:family="text">
      <style:text-properties style:font-name="Century" fo:font-size="28pt" style:text-underline-style="solid" style:text-underline-width="auto" style:text-underline-color="font-color" fo:font-weight="bold" officeooo:rsid="0005f3ea" style:font-size-asian="28pt" style:font-weight-asian="bold" style:font-size-complex="28pt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------------------------------------------------------------------------------------------------------------------</text:p>
      <text:p text:style-name="P3">|| <text:s text:c="30"/>PLEASE PRINT CLEARLY AND COMPLETE THE FORM <text:s text:c="20"/>||</text:p>
      <text:p text:style-name="P3">------------------------------------------------------------------------------------------------------------------</text:p>
      <text:p text:style-name="P3"/>
      <text:p text:style-name="P2">Name:___________________________________<text:tab/><text:tab/><text:tab/>Age:____________</text:p>
      <text:p text:style-name="P2"/>
      <text:p text:style-name="P2">Address:_____________________________________________________________________</text:p>
      <text:p text:style-name="P2"/>
      <text:p text:style-name="P2">_____________________________________________ <text:s text:c="4"/><text:tab/>Zip Code:_______________</text:p>
      <text:p text:style-name="P2"/>
      <text:p text:style-name="P2">E-mail Address: _______________________________<text:tab/></text:p>
      <text:p text:style-name="P2"/>
      <text:p text:style-name="P5"><text:span text:style-name="T3">note: Present this form on the day of you departure to confirm your flight, also we’ll be releasing your official ticket.</text:span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05f3ea"/>
    </style:style>
    <style:style style:name="MT1" style:family="text">
      <style:text-properties style:font-name="Century" fo:font-size="28pt" style:text-underline-style="solid" style:text-underline-width="auto" style:text-underline-color="font-color" fo:font-weight="bold" officeooo:rsid="00056bb2" style:font-size-asian="28pt" style:font-weight-asian="bold" style:font-size-complex="28pt" style:font-weight-complex="bold"/>
    </style:style>
    <style:style style:name="MT2" style:family="text">
      <style:text-properties style:font-name="Century" fo:font-size="28pt" style:text-underline-style="solid" style:text-underline-width="auto" style:text-underline-color="font-color" fo:font-weight="bold" officeooo:rsid="0005f3ea" style:font-size-asian="28pt" style:font-weight-asian="bold" style:font-size-complex="28pt" style:font-weight-complex="bold"/>
    </style:style>
    <style:page-layout style:name="Mpm1">
      <style:page-layout-properties fo:page-width="21.59cm" fo:page-height="13.8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he Theo&amp;Nicanor Airlin</text:span><text:span text:style-name="MT2">e</text:span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7T21:34:38.975000000</meta:creation-date>
    <dc:date>2020-03-17T22:03:34</dc:date>
    <meta:editing-duration>PT12M56S</meta:editing-duration>
    <meta:editing-cycles>3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0" meta:word-count="44" meta:character-count="732" meta:non-whitespace-character-count="637"/>
  </office:meta>
</office:document-meta>
</file>